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Linear_20_yellow_2f_brown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draw:stroke-dash="Fine_20_Dashed" draw:fill="none" draw:textarea-vertical-align="middle"/>
    </style:style>
    <style:style style:name="gr8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.4cm" svg:height="1.7cm" svg:x="4cm" svg:y="8.4cm">
          <text:p text:style-name="P1"><text:span text:style-name="T1">guest address sp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6.2cm" svg:x="14.3cm" svg:y="4.4cm">
          <text:p text:style-name="P1"><text:span text:style-name="T1">QEMU address space</text:span></text:p>
          <text:p text:style-name="P1"><text:span text:style-name="T1">(fre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cm" svg:x="14.3cm" svg:y="10.6cm">
          <text:p text:style-name="P1"><text:span text:style-name="T1">QEMU address space</text:span></text:p>
          <text:p text:style-name="P1"><text:span text:style-name="T1">(used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001cm" svg:height="6.2cm" svg:x="14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7cm" svg:x="14.6cm" svg:y="8.4cm">
          <text:p text:style-name="P1"><text:span text:style-name="T1">guest 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cm" svg:height="0.8cm" svg:x="9.4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" draw:layer="layout" svg:width="3.9cm" svg:height="0.9cm" svg:x="21.5cm" svg:y="9.4cm">
          <draw:text-box>
            <text:p text:style-name="P2"><text:span text:style-name="T2">base_address</text:span></text:p>
          </draw:text-box>
        </draw:frame>
        <draw:frame draw:style-name="gr6" draw:text-style-name="P3" draw:layer="layout" svg:width="3.186cm" svg:height="0.806cm" svg:x="10.414cm" svg:y="8.294cm">
          <draw:text-box>
            <text:p text:style-name="P1"><text:span text:style-name="T2">memory.img</text:span></text:p>
          </draw:text-box>
        </draw:frame>
        <draw:line draw:style-name="gr7" draw:text-style-name="P1" draw:layer="layout" svg:x1="14.3cm" svg:y1="10.1cm" svg:x2="25.1cm" svg:y2="10.1cm">
          <text:p/>
        </draw:line>
        <draw:frame draw:style-name="gr8" draw:layer="layout" svg:width="15.149cm" svg:height="0.931cm" svg:x="7.1cm" svg:y="15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nkin </meta:initial-creator>
    <meta:creation-date>2013-05-20T16:27:55</meta:creation-date>
    <dc:date>2013-05-20T16:45:46</dc:date>
    <dc:creator>krinkin </dc:creator>
    <meta:editing-duration>PT1M11S</meta:editing-duration>
    <meta:editing-cycles>1</meta:editing-cycles>
    <meta:document-statistic meta:object-count="10"/>
    <meta:generator>LibreOffice/3.6$Linux_x86 LibreOffice_project/360m1$Build-2</meta:generator>
  </office:meta>
</office:document-meta>
</file>

<file path=Object 1/content.xml><?xml version="1.0" encoding="utf-8"?>
<math xmlns="http://www.w3.org/1998/Math/MathML">
  <semantics>
    <mrow>
      <mstyle mathsize="200%">
        <mrow>
          <mrow>
            <mrow>
              <mtext>host_address</mtext>
              <mo stretchy="false">=</mo>
              <mrow>
                <mtext>guest_address</mtext>
                <mo stretchy="false">+</mo>
                <mtext>base_address</mtext>
              </mrow>
            </mrow>
          </mrow>
        </mrow>
      </mstyle>
    </mrow>
    <annotation encoding="StarMath 5.0">size*2{"host_address"="guest_address" + "base_address"}</annotation>
  </semantics>
</math>
</file>